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ommands For DBMS</text:span></text:p>
      <text:list text:style-name="L2">
        <text:list-item>
          <text:p text:style-name="P2"><text:span text:style-name="T2">create database &lt;DATABASE_NAME&gt;;</text:span></text:p>
        </text:list-item>
        <text:list-item>
          <text:p text:style-name="P2"><text:span text:style-name="T2">show databases;</text:span></text:p>
        </text:list-item>
        <text:list-item>
          <text:p text:style-name="P2"><text:span text:style-name="T2">status;</text:span></text:p>
        </text:list-item>
        <text:list-item>
          <text:p text:style-name="P2"><text:span text:style-name="T2">use &lt;DATABASE_NAME&gt;;</text:span></text:p>
        </text:list-item>
        <text:list-item>
          <text:p text:style-name="P2"><text:span text:style-name="T2">show tables;</text:span></text:p>
        </text:list-item>
        <text:list-item>
          <text:p text:style-name="P3"><text:span text:style-name="T2">create table &lt;Table_name&gt;</text:span></text:p>
        </text:list-item>
      </text:list>
      <text:p text:style-name="P4"><text:span text:style-name="T2"><text:tab/>(&lt;Attribute1&gt; &lt;Datatype&gt; (size) primary key,</text:span></text:p>
      <text:p text:style-name="P4"><text:span text:style-name="T2"><text:tab/>&lt;Attribute1&gt; &lt;Datatype&gt; (size),</text:span></text:p>
      <text:p text:style-name="P4"><text:span text:style-name="T2"><text:tab/>);</text:span></text:p>
      <text:list text:style-name="L5">
        <text:list-item>
          <text:p text:style-name="P5"><text:span text:style-name="T2">describe &lt;TABLE_NAME&gt;;<text:s text:c="2"/>or desc employee;</text:span></text:p>
        </text:list-item>
        <text:list-item>
          <text:p text:style-name="P5"><text:span text:style-name="T2">alter table &lt;TABLE_NAME&gt;</text:span></text:p>
        </text:list-item>
      </text:list>
      <text:p text:style-name="P6"><text:span text:style-name="T3"><text:tab/>add column &lt;COLUMN_NAME&gt; &lt;DATATYPE&gt;(SIZE);</text:span></text:p>
      <text:list text:style-name="L7">
        <text:list-item>
          <text:p text:style-name="P7"><text:span text:style-name="T3">alter table &lt;TABLE_NamE&gt;</text:span></text:p>
        </text:list-item>
      </text:list>
      <text:p text:style-name="P8"><text:span text:style-name="T3"><text:tab/>modify emp_no &lt;DATATYPE&gt;(SIZE) primary key;</text:span></text:p>
      <text:list text:style-name="L9">
        <text:list-item>
          <text:p text:style-name="P9"><text:span text:style-name="T3">alter table &lt;TABLE_NamE&gt;</text:span></text:p>
        </text:list-item>
      </text:list>
      <text:p text:style-name="P10"><text:span text:style-name="T3"><text:tab/>drop emp_no;</text:span></text:p>
      <text:list text:style-name="L11">
        <text:list-item>
          <text:p text:style-name="P11"><text:span text:style-name="T3">drop table &lt;TABLE_NAME&gt;;</text:span></text:p>
        </text:list-item>
        <text:list-item>
          <text:p text:style-name="P11"><text:span text:style-name="T3">drop database &lt;DATABASE_NAME&gt;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